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99ff66" fo:border="none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6600" fo:border="none"/>
    </style:style>
    <style:style style:name="ce29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order-left="none" fo:border-right="0.088cm solid #000000" fo:border-top="none"/>
    </style:style>
    <style:style style:name="ce21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20"/>
        <table:table-column table:style-name="co6" table:number-columns-repeated="1018" table:default-cell-style-name="Default"/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8" office:value-type="string">
            <text:p>User Page</text:p>
          </table:table-cell>
          <table:table-cell table:style-name="ce8" office:value-type="string">
            <text:p>detail1 user features</text:p>
          </table:table-cell>
          <table:table-cell table:style-name="ce8" office:value-type="string">
            <text:p>detail2 user features</text:p>
          </table:table-cell>
          <table:table-cell table:style-name="ce8" office:value-type="string">
            <text:p>state</text:p>
          </table:table-cell>
          <table:table-cell table:style-name="ce8" office:value-type="string">
            <text:p>Comments/priority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Quit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3" office:value-type="string">
            <text:p>Choice selection sound</text:p>
          </table:table-cell>
          <table:table-cell table:style-name="ce14"/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/>
          <table:table-cell table:style-name="ce12" office:value-type="string">
            <text:p>Putting a sad image in background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etting <text:s/>a Yes/No choic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change selec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Credits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credit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LevelSelection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ound while changing selected level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mov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Main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ound while changing selection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mov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LevelEditor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lick <text:span text:style-name="T1">sound</text:span>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<text:span text:style-name="T1">Loading a </text:span>level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 level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block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bonu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enemie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Changing the toolsbox content (enemies/blocks/bonus)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Selecting a element from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Adding a element to level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abling elements superposi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adjusting element posi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eleting a element from level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F1 to get help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saving mod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Possibility to add bonus in ''?'' block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a non editable pinguin at level start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a non editable igloo at level end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Travelling with left/right arrow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Game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1" office:value-type="string">
            <text:p>Heros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hero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oving heros (left/right arrows)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>
            <text:p>Jump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Jumping higher if keep press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Bouncing on enemie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onu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enemie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<text:s/>bonus (eggs, fireflowers, coins)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Throw fireball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>
            <text:p>+1 life when coins &gt;=100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stroying weak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y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Openning ''?''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bonus when hitting the under block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Killing enemies when hitting the under block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ath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Jump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<text:s/>bonus sound 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Finishing the leve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ultiple keys at the same time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>
            <text:p>Pause in game mode (with Escape)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Ambiance music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election changement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hoice goBack/tryAgain/goBackMainMenu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Arrows to change selection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Escape to validate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Escape and back button to go back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>
            <text:p>Level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bonu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lifeleft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4"/>
          <table:table-cell table:style-name="ce13" office:value-type="string">
            <text:p>Displaying coins Qty</text:p>
          </table:table-cell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 table:number-columns-repeated="2"/>
          <table:table-cell table:style-name="ce12" office:value-type="string">
            <text:p>Displaying timeleft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bonu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et a time limit on each leve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pecial behaviour at 10 last second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4"/>
          <table:table-cell table:style-name="ce13" office:value-type="string">
            <text:p>Ambiance music</text:p>
          </table:table-cell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/>
          <table:table-cell table:style-name="ce11" office:value-type="string">
            <text:p>Enemies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onu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other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hero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e when go under the hero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e when touching firebal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ath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r_bomb special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r_iceblock special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Final boss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Bugs/Improvements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Random bug at launching</text:p>
          </table:table-cell>
          <table:table-cell/>
          <table:table-cell table:style-name="ce17" office:value-type="string">
            <text:p>OK</text:p>
          </table:table-cell>
          <table:table-cell office:value-type="string">
            <text:p>It was a memory error in the textLayout() function</text:p>
          </table:table-cell>
          <table:table-cell table:number-columns-repeated="1018"/>
        </table:table-row>
        <table:table-row table:style-name="ro5">
          <table:table-cell/>
          <table:table-cell table:style-name="ce12" office:value-type="string">
            <text:p>Set a decal x and y between collider and sprite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rror level with 0 enemy, 0 block or 0 bonus ?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reate a clickable GUI button object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glish mistake : ''ennemy'' =&gt;''enemy''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Bug if deleting a block before adding it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placement bug when block.x &lt; 0 or block.y&lt;0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hek all memory destroyer(...) function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Default"/>
          <table:table-cell table:style-name="ce12" office:value-type="string">
            <text:p>Realloc crashing sometimes in level editor mode</text:p>
          </table:table-cell>
          <table:table-cell/>
          <table:table-cell table:style-name="ce17" office:value-type="string">
            <text:p>OK</text:p>
          </table:table-cell>
          <table:table-cell table:style-name="ce21" office:value-type="string">
            <text:p>seems to be fixed...</text:p>
          </table:table-cell>
          <table:table-cell table:number-columns-repeated="1018"/>
        </table:table-row>
        <table:table-row table:style-name="ro5">
          <table:table-cell table:style-name="Default"/>
          <table:table-cell table:style-name="ce12" office:value-type="string">
            <text:p>Error if multiples play mode launchs</text:p>
          </table:table-cell>
          <table:table-cell/>
          <table:table-cell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</table:table>
      <table:table table:name="objectList" table:style-name="ta1" table:print="false">
        <table:table-column table:style-name="co12" table:default-cell-style-name="Default"/>
        <table:table-column table:style-name="co6" table:default-cell-style-name="Default"/>
        <table:table-column table:style-name="co13" table:default-cell-style-name="ce3"/>
        <table:table-column table:style-name="co6" table:default-cell-style-name="ce27"/>
        <table:table-column table:style-name="co6" table:default-cell-style-name="Default"/>
        <table:table-row table:style-name="ro3">
          <table:table-cell table:style-name="ce18" office:value-type="string">
            <text:p>Achievement per object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/>
          <table:table-cell table:style-name="ce19" office:value-type="string">
            <text:p>Type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State</text:p>
          </table:table-cell>
          <table:table-cell table:style-name="ce29" office:value-type="string">
            <text:p>Comment</text:p>
          </table:table-cell>
        </table:table-row>
        <table:table-row table:style-name="ro3">
          <table:table-cell/>
          <table:table-cell table:style-name="ce26" office:value-type="string">
            <text:p>Model</text:p>
          </table:table-cell>
          <table:table-cell table:style-name="ce26" table:number-columns-repeated="3"/>
        </table:table-row>
        <table:table-row table:style-name="ro3">
          <table:table-cell table:number-columns-repeated="2"/>
          <table:table-cell office:value-type="string">
            <text:p>Collider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lock</text:p>
          </table:table-cell>
          <table:table-cell office:value-type="string">
            <text:p>OK</text:p>
          </table:table-cell>
          <table:table-cell office:value-type="string">
            <text:p>tag collider type</text:p>
          </table:table-cell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nemy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utton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vel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lockInstanc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onusInstanc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nemyInstanc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Heros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velIcon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Gam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/>
          <table:table-cell table:style-name="ce26" office:value-type="string">
            <text:p>Controller</text:p>
          </table:table-cell>
          <table:table-cell table:style-name="ce26" table:number-columns-repeated="3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ColliderManager</text:p>
          </table:table-cell>
          <table:table-cell table:style-name="ce28"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nemyBehaviour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LevelManager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HerosManager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LevelIconManager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TranslationManager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GameManager</text:p>
          </table:table-cell>
          <table:table-cell table:style-name="Default"/>
          <table:table-cell office:value-type="string">
            <text:p>ajouter un block après un bonus| mettre removeElementFromLevel au bon endroit| initCollider</text:p>
          </table:table-cell>
        </table:table-row>
        <table:table-row table:style-name="ro3">
          <table:table-cell table:number-columns-repeated="2"/>
          <table:table-cell office:value-type="string">
            <text:p>MusicManager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26" office:value-type="string">
            <text:p>View</text:p>
          </table:table-cell>
          <table:table-cell table:style-name="ce26" table:number-columns-repeated="3"/>
        </table:table-row>
        <table:table-row table:style-name="ro3">
          <table:table-cell table:number-columns-repeated="2"/>
          <table:table-cell office:value-type="string">
            <text:p>textLayout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reak_page</text:p>
          </table:table-cell>
          <table:table-cell table:style-name="Default"/>
          <table:table-cell office:value-type="string">
            <text:p>restart and keep playing don't work</text:p>
          </table:table-cell>
        </table:table-row>
        <table:table-row table:style-name="ro3">
          <table:table-cell table:number-columns-repeated="2"/>
          <table:table-cell office:value-type="string">
            <text:p>help_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credits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GamePage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levelEditor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velSelection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main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quit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ettingsP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/>
          <table:table-cell table:style-name="ce26" office:value-type="string">
            <text:p>Other</text:p>
          </table:table-cell>
          <table:table-cell table:style-name="ce26" table:number-columns-repeated="3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>
            <text:p>reporting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arrayProcessing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oadImage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table:style-name="ce18" office:value-type="string">
            <text:p>Total :</text:p>
          </table:table-cell>
          <table:table-cell table:style-name="ce18" table:number-columns-repeated="2"/>
          <table:table-cell office:value-type="string">
            <text:p>/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1/02/2017</text:date>, <text:time>13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2-01T13:27:32.34</dc:date>
    <meta:editing-duration>P2DT15H36M30S</meta:editing-duration>
    <meta:editing-cycles>110</meta:editing-cycles>
    <meta:generator>OpenOffice/4.1.2$Win32 OpenOffice.org_project/412m3$Build-9782</meta:generator>
    <meta:document-statistic meta:table-count="2" meta:cell-count="293" meta:object-count="0"/>
  </office:meta>
</office:document-meta>
</file>